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d1b2" officeooo:paragraph-rsid="001ad1b2"/>
    </style:style>
    <style:style style:name="P2" style:family="paragraph" style:parent-style-name="Standard" style:list-style-name="L1">
      <style:text-properties officeooo:rsid="001ad1b2" officeooo:paragraph-rsid="001ad1b2"/>
    </style:style>
    <style:style style:name="P3" style:family="paragraph" style:parent-style-name="Standard" style:list-style-name="L2">
      <style:text-properties officeooo:rsid="001ad1b2" officeooo:paragraph-rsid="001ad1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CC Testing pt 2 Notes</text:p>
      <text:p text:style-name="P1"/>
      <text:p text:style-name="P1">We did not change any of the tasks from the last iteration. For brevity's sake, we did not re-list all the tasks. Here are the condensed results:</text:p>
      <text:p text:style-name="P1"/>
      <text:p text:style-name="P1">Re-used users:</text:p>
      <text:list xml:id="list6861221639192497130" text:style-name="L1">
        <text:list-item>
          <text:p text:style-name="P2">Thought this design was clearer; liked the additional dialogue boxes</text:p>
        </text:list-item>
        <text:list-item>
          <text:p text:style-name="P2">Thought the dialogue boxes should have 'okay' button</text:p>
        </text:list-item>
        <text:list-item>
          <text:p text:style-name="P2">Thought the drop-down menus for “controls”, “variables” and “functions” shouldn't overlap</text:p>
        </text:list-item>
        <text:list-item>
          <text:p text:style-name="P2">Some recommended using a more varied color palette</text:p>
        </text:list-item>
      </text:list>
      <text:p text:style-name="P1"/>
      <text:p text:style-name="P1">New users:</text:p>
      <text:list xml:id="list4844420471063847393" text:style-name="L2">
        <text:list-item>
          <text:p text:style-name="P3">The 'current function' still confused the new users; the color was not different enough for them to understand it was not a button</text:p>
        </text:list-item>
        <text:list-item>
          <text:p text:style-name="P3">Thought there should have been a 'return to main menu' button on the game over screen</text:p>
        </text:list-item>
        <text:list-item>
          <text:p text:style-name="P3">Dialogue boxes had useful information; should have had a button to dismi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3:18:56.474000000</meta:creation-date>
    <dc:date>2014-04-28T13:25:10.040000000</dc:date>
    <meta:editing-duration>P0D</meta:editing-duration>
    <meta:editing-cycles>1</meta:editing-cycles>
    <meta:document-statistic meta:table-count="0" meta:image-count="0" meta:object-count="0" meta:page-count="1" meta:paragraph-count="11" meta:word-count="131" meta:character-count="746" meta:non-whitespace-character-count="633"/>
    <meta:generator>LibreOffice/4.1.5.3$Windows_x86 LibreOffice_project/1c1366bba2ba2b554cd2ca4d87c06da81c05d24</meta:generator>
  </office:meta>
</office:document-meta>
</file>